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edException.getLockedNod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edException.getLock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edException.LockedException( String lockOwner , String lockedNod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